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axes and other revenues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1/geos/af.html" xlink:type="simple">Afghanistan</text:a> </text:p>
          </table:table-cell>
          <table:table-cell table:style-name="ce3" office:value-type="string" calcext:value-type="string">
            <text:p>6.4% of GDP (FY09/10 est.) </text:p>
          </table:table-cell>
          <table:table-cell table:formula="of:=MID([.B3]; 1; FIND(&quot;%&quot;; [.B3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26.5% of GDP (2010 est.) </text:p>
          </table:table-cell>
          <table:table-cell table:formula="of:=MID([.B5]; 1; FIND(&quot;%&quot;; [.B5])-1)" office:value-type="string" office:string-value="26.5" calcext:value-type="string">
            <text:p>2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36.7% of GDP (2010 est.) </text:p>
          </table:table-cell>
          <table:table-cell table:formula="of:=MID([.B7]; 1; FIND(&quot;%&quot;; [.B7])-1)" office:value-type="string" office:string-value="36.7" calcext:value-type="string">
            <text:p>3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q.html" xlink:type="simple">American Samoa</text:a> </text:p>
          </table:table-cell>
          <table:table-cell table:style-name="ce3" office:value-type="string" calcext:value-type="string">
            <text:p>33.6% of GDP (FY07) </text:p>
          </table:table-cell>
          <table:table-cell table:formula="of:=MID([.B9]; 1; FIND(&quot;%&quot;; [.B9])-1)" office:value-type="string" office:string-value="33.6" calcext:value-type="string">
            <text:p>3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41.7% of GDP (2010 est.) </text:p>
          </table:table-cell>
          <table:table-cell table:formula="of:=MID([.B11]; 1; FIND(&quot;%&quot;; [.B11])-1)" office:value-type="string" office:string-value="41.7" calcext:value-type="string">
            <text:p>4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v.html" xlink:type="simple">Anguilla</text:a> </text:p>
          </table:table-cell>
          <table:table-cell table:style-name="ce3" office:value-type="string" calcext:value-type="string">
            <text:p>13% of GDP (2009 est.) </text:p>
          </table:table-cell>
          <table:table-cell table:formula="of:=MID([.B13]; 1; FIND(&quot;%&quot;; [.B13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20.8% of GDP (2009 est.) </text:p>
          </table:table-cell>
          <table:table-cell table:formula="of:=MID([.B15]; 1; FIND(&quot;%&quot;; [.B15])-1)" office:value-type="string" office:string-value="20.8" calcext:value-type="string">
            <text:p>2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24.3% of GDP (2010 est.) </text:p>
          </table:table-cell>
          <table:table-cell table:formula="of:=MID([.B17]; 1; FIND(&quot;%&quot;; [.B17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21.5% of GDP (2010 est.) </text:p>
          </table:table-cell>
          <table:table-cell table:formula="of:=MID([.B19]; 1; FIND(&quot;%&quot;; [.B19])-1)" office:value-type="string" office:string-value="21.5" calcext:value-type="string">
            <text:p>2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a.html" xlink:type="simple">Aruba</text:a> </text:p>
          </table:table-cell>
          <table:table-cell table:style-name="ce3" office:value-type="string" calcext:value-type="string">
            <text:p>28.8% of GDP (2010 est.) </text:p>
          </table:table-cell>
          <table:table-cell table:formula="of:=MID([.B21]; 1; FIND(&quot;%&quot;; [.B21])-1)" office:value-type="string" office:string-value="28.8" calcext:value-type="string">
            <text:p>2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32.3% of GDP (2010 est.) </text:p>
          </table:table-cell>
          <table:table-cell table:formula="of:=MID([.B23]; 1; FIND(&quot;%&quot;; [.B23])-1)" office:value-type="string" office:string-value="32.3" calcext:value-type="string">
            <text:p>3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u.html" xlink:type="simple">Austria</text:a> </text:p>
          </table:table-cell>
          <table:table-cell table:style-name="ce3" office:value-type="string" calcext:value-type="string">
            <text:p>48.6% of GDP (2010 est.) </text:p>
          </table:table-cell>
          <table:table-cell table:formula="of:=MID([.B25]; 1; FIND(&quot;%&quot;; [.B25])-1)" office:value-type="string" office:string-value="48.6" calcext:value-type="string">
            <text:p>4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12.6% of GDP (2010 est.) </text:p>
          </table:table-cell>
          <table:table-cell table:formula="of:=MID([.B27]; 1; FIND(&quot;%&quot;; [.B27])-1)" office:value-type="string" office:string-value="12.6" calcext:value-type="string">
            <text:p>1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17.2% of GDP (2010 est.) </text:p>
          </table:table-cell>
          <table:table-cell table:formula="of:=MID([.B29]; 1; FIND(&quot;%&quot;; [.B29])-1)" office:value-type="string" office:string-value="17.2" calcext:value-type="string">
            <text:p>1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25.5% of GDP (2010 est.) </text:p>
          </table:table-cell>
          <table:table-cell table:formula="of:=MID([.B31]; 1; FIND(&quot;%&quot;; [.B31])-1)" office:value-type="string" office:string-value="25.5" calcext:value-type="string">
            <text:p>2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10.9% of GDP (2010 est.) </text:p>
          </table:table-cell>
          <table:table-cell table:formula="of:=MID([.B33]; 1; FIND(&quot;%&quot;; [.B33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29.8% of GDP (2010 est.) </text:p>
          </table:table-cell>
          <table:table-cell table:formula="of:=MID([.B35]; 1; FIND(&quot;%&quot;; [.B35])-1)" office:value-type="string" office:string-value="29.8" calcext:value-type="string">
            <text:p>2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43.1% of GDP (2010 est.) </text:p>
          </table:table-cell>
          <table:table-cell table:formula="of:=MID([.B37]; 1; FIND(&quot;%&quot;; [.B37])-1)" office:value-type="string" office:string-value="43.1" calcext:value-type="string">
            <text:p>4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49% of GDP (2010 est.) </text:p>
          </table:table-cell>
          <table:table-cell table:formula="of:=MID([.B39]; 1; FIND(&quot;%&quot;; [.B39])-1)" office:value-type="string" office:string-value="49" calcext:value-type="string">
            <text:p>4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25.1% of GDP (2010 est.) </text:p>
          </table:table-cell>
          <table:table-cell table:formula="of:=MID([.B41]; 1; FIND(&quot;%&quot;; [.B41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18.3% of GDP (2010 est.) </text:p>
          </table:table-cell>
          <table:table-cell table:formula="of:=MID([.B43]; 1; FIND(&quot;%&quot;; [.B43])-1)" office:value-type="string" office:string-value="18.3" calcext:value-type="string">
            <text:p>1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40.8% of GDP (2010 est.) </text:p>
          </table:table-cell>
          <table:table-cell table:formula="of:=MID([.B45]; 1; FIND(&quot;%&quot;; [.B45])-1)" office:value-type="string" office:string-value="40.8" calcext:value-type="string">
            <text:p>4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44.5% of GDP (2010 est.) </text:p>
          </table:table-cell>
          <table:table-cell table:formula="of:=MID([.B47]; 1; FIND(&quot;%&quot;; [.B47])-1)" office:value-type="string" office:string-value="44.5" calcext:value-type="string">
            <text:p>4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k.html" xlink:type="simple">Bosnia and Herzegovina</text:a> </text:p>
          </table:table-cell>
          <table:table-cell table:style-name="ce3" office:value-type="string" calcext:value-type="string">
            <text:p>45.3% of GDP (2010 est.) </text:p>
          </table:table-cell>
          <table:table-cell table:formula="of:=MID([.B49]; 1; FIND(&quot;%&quot;; [.B49])-1)" office:value-type="string" office:string-value="45.3" calcext:value-type="string">
            <text:p>4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33.2% of GDP (2010 est.) </text:p>
          </table:table-cell>
          <table:table-cell table:formula="of:=MID([.B51]; 1; FIND(&quot;%&quot;; [.B51])-1)" office:value-type="string" office:string-value="33.2" calcext:value-type="string">
            <text:p>3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39.4% of GDP (2010 est.) </text:p>
          </table:table-cell>
          <table:table-cell table:formula="of:=MID([.B53]; 1; FIND(&quot;%&quot;; [.B53])-1)" office:value-type="string" office:string-value="39.4" calcext:value-type="string">
            <text:p>3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i.html" xlink:type="simple">British Virgin Islands</text:a> </text:p>
          </table:table-cell>
          <table:table-cell table:style-name="ce3" office:value-type="string" calcext:value-type="string">
            <text:p>27.4% of GDP (2010 est.) </text:p>
          </table:table-cell>
          <table:table-cell table:formula="of:=MID([.B55]; 1; FIND(&quot;%&quot;; [.B55])-1)" office:value-type="string" office:string-value="27.4" calcext:value-type="string">
            <text:p>2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x.html" xlink:type="simple">Brunei</text:a> </text:p>
          </table:table-cell>
          <table:table-cell table:style-name="ce3" office:value-type="string" calcext:value-type="string">
            <text:p>36% of GDP (2010 est.) </text:p>
          </table:table-cell>
          <table:table-cell table:formula="of:=MID([.B57]; 1; FIND(&quot;%&quot;; [.B57])-1)" office:value-type="string" office:string-value="36" calcext:value-type="string">
            <text:p>3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33.9% of GDP (2010 est.) </text:p>
          </table:table-cell>
          <table:table-cell table:formula="of:=MID([.B59]; 1; FIND(&quot;%&quot;; [.B59])-1)" office:value-type="string" office:string-value="33.9" calcext:value-type="string">
            <text:p>3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21.6% of GDP (2010 est.) </text:p>
          </table:table-cell>
          <table:table-cell table:formula="of:=MID([.B61]; 1; FIND(&quot;%&quot;; [.B61])-1)" office:value-type="string" office:string-value="21.6" calcext:value-type="string">
            <text:p>2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3.3% of GDP (2010 est.) </text:p>
          </table:table-cell>
          <table:table-cell table:formula="of:=MID([.B63]; 1; FIND(&quot;%&quot;; [.B63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28.5% of GDP (2010 est.) </text:p>
          </table:table-cell>
          <table:table-cell table:formula="of:=MID([.B65]; 1; FIND(&quot;%&quot;; [.B65])-1)" office:value-type="string" office:string-value="28.5" calcext:value-type="string">
            <text:p>2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12.7% of GDP (2010 est.) </text:p>
          </table:table-cell>
          <table:table-cell table:formula="of:=MID([.B67]; 1; FIND(&quot;%&quot;; [.B67])-1)" office:value-type="string" office:string-value="12.7" calcext:value-type="string">
            <text:p>1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17.3% of GDP (2010 est.) </text:p>
          </table:table-cell>
          <table:table-cell table:formula="of:=MID([.B69]; 1; FIND(&quot;%&quot;; [.B69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38.2% of GDP (2010 est.) </text:p>
          </table:table-cell>
          <table:table-cell table:formula="of:=MID([.B71]; 1; FIND(&quot;%&quot;; [.B71])-1)" office:value-type="string" office:string-value="38.2" calcext:value-type="string">
            <text:p>3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33.9% of GDP (2010 est.) </text:p>
          </table:table-cell>
          <table:table-cell table:formula="of:=MID([.B73]; 1; FIND(&quot;%&quot;; [.B73])-1)" office:value-type="string" office:string-value="33.9" calcext:value-type="string">
            <text:p>3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j.html" xlink:type="simple">Cayman Islands</text:a> </text:p>
          </table:table-cell>
          <table:table-cell table:style-name="ce3" office:value-type="string" calcext:value-type="string">
            <text:p>22.4% of GDP (2010 est.) </text:p>
          </table:table-cell>
          <table:table-cell table:formula="of:=MID([.B75]; 1; FIND(&quot;%&quot;; [.B75])-1)" office:value-type="string" office:string-value="22.4" calcext:value-type="string">
            <text:p>2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16.1% of GDP (2010 est.) </text:p>
          </table:table-cell>
          <table:table-cell table:formula="of:=MID([.B77]; 1; FIND(&quot;%&quot;; [.B77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25.7% of GDP (2010 est.) </text:p>
          </table:table-cell>
          <table:table-cell table:formula="of:=MID([.B79]; 1; FIND(&quot;%&quot;; [.B79])-1)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22.5% of GDP (2010 est.) </text:p>
          </table:table-cell>
          <table:table-cell table:formula="of:=MID([.B81]; 1; FIND(&quot;%&quot;; [.B81])-1)" office:value-type="string" office:string-value="22.5" calcext:value-type="string">
            <text:p>2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20.9% of GDP (2010 est.) </text:p>
          </table:table-cell>
          <table:table-cell table:formula="of:=MID([.B83]; 1; FIND(&quot;%&quot;; [.B83])-1)" office:value-type="string" office:string-value="20.9" calcext:value-type="string">
            <text:p>2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25.7% of GDP (2011 est.) </text:p>
          </table:table-cell>
          <table:table-cell table:formula="of:=MID([.B85]; 1; FIND(&quot;%&quot;; [.B85])-1)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22.1% of GDP (2010 est.) </text:p>
          </table:table-cell>
          <table:table-cell table:formula="of:=MID([.B87]; 1; FIND(&quot;%&quot;; [.B87])-1)" office:value-type="string" office:string-value="22.1" calcext:value-type="string">
            <text:p>2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32.8% of GDP (2006 est.) </text:p>
          </table:table-cell>
          <table:table-cell table:formula="of:=MID([.B89]; 1; FIND(&quot;%&quot;; [.B89])-1)" office:value-type="string" office:string-value="32.8" calcext:value-type="string">
            <text:p>3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28.3% of GDP (2010 est.) </text:p>
          </table:table-cell>
          <table:table-cell table:formula="of:=MID([.B91]; 1; FIND(&quot;%&quot;; [.B91])-1)" office:value-type="string" office:string-value="28.3" calcext:value-type="string">
            <text:p>2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w.html" xlink:type="simple">Cook Islands</text:a> </text:p>
          </table:table-cell>
          <table:table-cell table:style-name="ce3" office:value-type="string" calcext:value-type="string">
            <text:p>38.7% of GDP (FY05/06) </text:p>
          </table:table-cell>
          <table:table-cell table:formula="of:=MID([.B93]; 1; FIND(&quot;%&quot;; [.B93])-1)" office:value-type="string" office:string-value="38.7" calcext:value-type="string">
            <text:p>3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14.6% of GDP (2010 est.) </text:p>
          </table:table-cell>
          <table:table-cell table:formula="of:=MID([.B95]; 1; FIND(&quot;%&quot;; [.B95])-1)" office:value-type="string" office:string-value="14.6" calcext:value-type="string">
            <text:p>1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20% of GDP (2010 est.) </text:p>
          </table:table-cell>
          <table:table-cell table:formula="of:=MID([.B97]; 1; FIND(&quot;%&quot;; [.B97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37.3% of GDP (2010 est.) </text:p>
          </table:table-cell>
          <table:table-cell table:formula="of:=MID([.B99]; 1; FIND(&quot;%&quot;; [.B99])-1)" office:value-type="string" office:string-value="37.3" calcext:value-type="string">
            <text:p>3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80.3% of GDP (2010 est.) </text:p>
          </table:table-cell>
          <table:table-cell table:formula="of:=MID([.B101]; 1; FIND(&quot;%&quot;; [.B101])-1)" office:value-type="string" office:string-value="80.3" calcext:value-type="string">
            <text:p>8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c.html" xlink:type="simple">Curacao</text:a> </text:p>
          </table:table-cell>
          <table:table-cell table:style-name="ce3" office:value-type="string" calcext:value-type="string">
            <text:p>10.7% of GDP (2010 est.) </text:p>
          </table:table-cell>
          <table:table-cell table:formula="of:=MID([.B103]; 1; FIND(&quot;%&quot;; [.B103])-1)" office:value-type="string" office:string-value="10.7" calcext:value-type="string">
            <text:p>1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41.3% of GDP (2010 est.) </text:p>
          </table:table-cell>
          <table:table-cell table:formula="of:=MID([.B105]; 1; FIND(&quot;%&quot;; [.B105])-1)" office:value-type="string" office:string-value="41.3" calcext:value-type="string">
            <text:p>4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40.5% of GDP (2010 est.) </text:p>
          </table:table-cell>
          <table:table-cell table:formula="of:=MID([.B107]; 1; FIND(&quot;%&quot;; [.B107])-1)" office:value-type="string" office:string-value="40.5" calcext:value-type="string">
            <text:p>4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55.3% of GDP (2010 est.) </text:p>
          </table:table-cell>
          <table:table-cell table:formula="of:=MID([.B109]; 1; FIND(&quot;%&quot;; [.B109])-1)" office:value-type="string" office:string-value="55.3" calcext:value-type="string">
            <text:p>5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j.html" xlink:type="simple">Djibouti</text:a> </text:p>
          </table:table-cell>
          <table:table-cell table:style-name="ce3" office:value-type="string" calcext:value-type="string">
            <text:p>43.6% of GDP (2010 est.) </text:p>
          </table:table-cell>
          <table:table-cell table:formula="of:=MID([.B111]; 1; FIND(&quot;%&quot;; [.B111])-1)" office:value-type="string" office:string-value="43.6" calcext:value-type="string">
            <text:p>4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39.4% of GDP (2010 est.) </text:p>
          </table:table-cell>
          <table:table-cell table:formula="of:=MID([.B113]; 1; FIND(&quot;%&quot;; [.B113])-1)" office:value-type="string" office:string-value="39.4" calcext:value-type="string">
            <text:p>3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r.html" xlink:type="simple">Dominican Republic</text:a> </text:p>
          </table:table-cell>
          <table:table-cell table:style-name="ce3" office:value-type="string" calcext:value-type="string">
            <text:p>13.6% of GDP (2010 est.) </text:p>
          </table:table-cell>
          <table:table-cell table:formula="of:=MID([.B115]; 1; FIND(&quot;%&quot;; [.B115])-1)" office:value-type="string" office:string-value="13.6" calcext:value-type="string">
            <text:p>1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36.5% of GDP (2011 est.) </text:p>
          </table:table-cell>
          <table:table-cell table:formula="of:=MID([.B117]; 1; FIND(&quot;%&quot;; [.B117])-1)" office:value-type="string" office:string-value="36.5" calcext:value-type="string">
            <text:p>3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21.8% of GDP (2010 est.) </text:p>
          </table:table-cell>
          <table:table-cell table:formula="of:=MID([.B119]; 1; FIND(&quot;%&quot;; [.B119])-1)" office:value-type="string" office:string-value="21.8" calcext:value-type="string">
            <text:p>2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s.html" xlink:type="simple">El Salvador</text:a> </text:p>
          </table:table-cell>
          <table:table-cell table:style-name="ce3" office:value-type="string" calcext:value-type="string">
            <text:p>18.3% of GDP (2010 est.) </text:p>
          </table:table-cell>
          <table:table-cell table:formula="of:=MID([.B121]; 1; FIND(&quot;%&quot;; [.B121])-1)" office:value-type="string" office:string-value="18.3" calcext:value-type="string">
            <text:p>1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45.6% of GDP (2010 est.) </text:p>
          </table:table-cell>
          <table:table-cell table:formula="of:=MID([.B123]; 1; FIND(&quot;%&quot;; [.B123])-1)" office:value-type="string" office:string-value="45.6" calcext:value-type="string">
            <text:p>4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r.html" xlink:type="simple">Eritrea</text:a> </text:p>
          </table:table-cell>
          <table:table-cell table:style-name="ce3" office:value-type="string" calcext:value-type="string">
            <text:p>24.3% of GDP (2010 est.) </text:p>
          </table:table-cell>
          <table:table-cell table:formula="of:=MID([.B125]; 1; FIND(&quot;%&quot;; [.B125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n.html" xlink:type="simple">Estonia</text:a> </text:p>
          </table:table-cell>
          <table:table-cell table:style-name="ce3" office:value-type="string" calcext:value-type="string">
            <text:p>39% of GDP (2010 est.) </text:p>
          </table:table-cell>
          <table:table-cell table:formula="of:=MID([.B127]; 1; FIND(&quot;%&quot;; [.B127])-1)" office:value-type="string" office:string-value="39" calcext:value-type="string">
            <text:p>3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15.4% of GDP (2010 est.) </text:p>
          </table:table-cell>
          <table:table-cell table:formula="of:=MID([.B129]; 1; FIND(&quot;%&quot;; [.B129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k.html" xlink:type="simple">Falkland Islands (Islas Malvinas)</text:a> </text:p>
          </table:table-cell>
          <table:table-cell table:style-name="ce3" office:value-type="string" calcext:value-type="string">
            <text:p>63% of GDP (FY98/99) </text:p>
          </table:table-cell>
          <table:table-cell table:formula="of:=MID([.B131]; 1; FIND(&quot;%&quot;; [.B131])-1)" office:value-type="string" office:string-value="63" calcext:value-type="string">
            <text:p>6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o.html" xlink:type="simple">Faroe Islands</text:a> </text:p>
          </table:table-cell>
          <table:table-cell table:style-name="ce3" office:value-type="string" calcext:value-type="string">
            <text:p>47.5% of GDP (2006) </text:p>
          </table:table-cell>
          <table:table-cell table:formula="of:=MID([.B133]; 1; FIND(&quot;%&quot;; [.B133])-1)" office:value-type="string" office:string-value="47.5" calcext:value-type="string">
            <text:p>4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25% of GDP (2010 est.) </text:p>
          </table:table-cell>
          <table:table-cell table:formula="of:=MID([.B135]; 1; FIND(&quot;%&quot;; [.B135])-1)" office:value-type="string" office:string-value="25" calcext:value-type="string">
            <text:p>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52.4% of GDP (2010 est.) </text:p>
          </table:table-cell>
          <table:table-cell table:formula="of:=MID([.B137]; 1; FIND(&quot;%&quot;; [.B137])-1)" office:value-type="string" office:string-value="52.4" calcext:value-type="string">
            <text:p>5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48.8% of GDP (2010 est.) </text:p>
          </table:table-cell>
          <table:table-cell table:formula="of:=MID([.B139]; 1; FIND(&quot;%&quot;; [.B139])-1)" office:value-type="string" office:string-value="48.8" calcext:value-type="string">
            <text:p>4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p.html" xlink:type="simple">French Polynesia</text:a> </text:p>
          </table:table-cell>
          <table:table-cell table:style-name="ce3" office:value-type="string" calcext:value-type="string">
            <text:p>14.2% of GDP (1999) </text:p>
          </table:table-cell>
          <table:table-cell table:formula="of:=MID([.B141]; 1; FIND(&quot;%&quot;; [.B141])-1)" office:value-type="string" office:string-value="14.2" calcext:value-type="string">
            <text:p>1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32.3% of GDP (2010 est.) </text:p>
          </table:table-cell>
          <table:table-cell table:formula="of:=MID([.B143]; 1; FIND(&quot;%&quot;; [.B143])-1)" office:value-type="string" office:string-value="32.3" calcext:value-type="string">
            <text:p>3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17.1% of GDP (2010 est.) </text:p>
          </table:table-cell>
          <table:table-cell table:formula="of:=MID([.B145]; 1; FIND(&quot;%&quot;; [.B145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28.2% of GDP (2010 est.) </text:p>
          </table:table-cell>
          <table:table-cell table:formula="of:=MID([.B147]; 1; FIND(&quot;%&quot;; [.B147])-1)" office:value-type="string" office:string-value="28.2" calcext:value-type="string">
            <text:p>2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43% of GDP (2010 est.) </text:p>
          </table:table-cell>
          <table:table-cell table:formula="of:=MID([.B149]; 1; FIND(&quot;%&quot;; [.B149])-1)" office:value-type="string" office:string-value="43" calcext:value-type="string">
            <text:p>4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17.3% of GDP (2010 est.) </text:p>
          </table:table-cell>
          <table:table-cell table:formula="of:=MID([.B151]; 1; FIND(&quot;%&quot;; [.B151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i.html" xlink:type="simple">Gibraltar</text:a> </text:p>
          </table:table-cell>
          <table:table-cell table:style-name="ce3" office:value-type="string" calcext:value-type="string">
            <text:p>43% of GDP (2008 est.) </text:p>
          </table:table-cell>
          <table:table-cell table:formula="of:=MID([.B153]; 1; FIND(&quot;%&quot;; [.B153])-1)" office:value-type="string" office:string-value="43" calcext:value-type="string">
            <text:p>4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39.2% of GDP (2010 est.) </text:p>
          </table:table-cell>
          <table:table-cell table:formula="of:=MID([.B155]; 1; FIND(&quot;%&quot;; [.B155])-1)" office:value-type="string" office:string-value="39.2" calcext:value-type="string">
            <text:p>39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l.html" xlink:type="simple">Greenland</text:a> </text:p>
          </table:table-cell>
          <table:table-cell table:style-name="ce3" office:value-type="string" calcext:value-type="string">
            <text:p>72.4% of GDP (2007) </text:p>
          </table:table-cell>
          <table:table-cell table:formula="of:=MID([.B157]; 1; FIND(&quot;%&quot;; [.B157])-1)" office:value-type="string" office:string-value="72.4" calcext:value-type="string">
            <text:p>7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26% of GDP (2009 est.) </text:p>
          </table:table-cell>
          <table:table-cell table:formula="of:=MID([.B159]; 1; FIND(&quot;%&quot;; [.B159])-1)" office:value-type="string" office:string-value="26" calcext:value-type="string">
            <text:p>2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q.html" xlink:type="simple">Guam</text:a> </text:p>
          </table:table-cell>
          <table:table-cell table:style-name="ce3" office:value-type="string" calcext:value-type="string">
            <text:p>11.5% of GDP (2002 est.) </text:p>
          </table:table-cell>
          <table:table-cell table:formula="of:=MID([.B161]; 1; FIND(&quot;%&quot;; [.B161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11.2% of GDP (2010 est.) </text:p>
          </table:table-cell>
          <table:table-cell table:formula="of:=MID([.B163]; 1; FIND(&quot;%&quot;; [.B163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k.html" xlink:type="simple">Guernsey</text:a> </text:p>
          </table:table-cell>
          <table:table-cell table:style-name="ce3" office:value-type="string" calcext:value-type="string">
            <text:p>20.6% of GDP (2005) </text:p>
          </table:table-cell>
          <table:table-cell table:formula="of:=MID([.B165]; 1; FIND(&quot;%&quot;; [.B165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16.2% of GDP (2010 est.) </text:p>
          </table:table-cell>
          <table:table-cell table:formula="of:=MID([.B167]; 1; FIND(&quot;%&quot;; [.B167])-1)" office:value-type="string" office:string-value="16.2" calcext:value-type="string">
            <text:p>1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19.2% of GDP (2010 est.) </text:p>
          </table:table-cell>
          <table:table-cell table:formula="of:=MID([.B169]; 1; FIND(&quot;%&quot;; [.B169])-1)" office:value-type="string" office:string-value="19.2" calcext:value-type="string">
            <text:p>19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26.5% of GDP (2010 est.) </text:p>
          </table:table-cell>
          <table:table-cell table:formula="of:=MID([.B171]; 1; FIND(&quot;%&quot;; [.B171])-1)" office:value-type="string" office:string-value="26.5" calcext:value-type="string">
            <text:p>2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a.html" xlink:type="simple">Haiti</text:a> </text:p>
          </table:table-cell>
          <table:table-cell table:style-name="ce3" office:value-type="string" calcext:value-type="string">
            <text:p>19.5% of GDP (2010 est.) </text:p>
          </table:table-cell>
          <table:table-cell table:formula="of:=MID([.B173]; 1; FIND(&quot;%&quot;; [.B173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17.4% of GDP (2010 est.) </text:p>
          </table:table-cell>
          <table:table-cell table:formula="of:=MID([.B175]; 1; FIND(&quot;%&quot;; [.B175])-1)" office:value-type="string" office:string-value="17.4" calcext:value-type="string">
            <text:p>1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k.html" xlink:type="simple">Hong Kong</text:a> </text:p>
          </table:table-cell>
          <table:table-cell table:style-name="ce3" office:value-type="string" calcext:value-type="string">
            <text:p>20.2% of GDP (2010 est.) </text:p>
          </table:table-cell>
          <table:table-cell table:formula="of:=MID([.B177]; 1; FIND(&quot;%&quot;; [.B177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45.1% of GDP (2010 est.) </text:p>
          </table:table-cell>
          <table:table-cell table:formula="of:=MID([.B179]; 1; FIND(&quot;%&quot;; [.B179])-1)" office:value-type="string" office:string-value="45.1" calcext:value-type="string">
            <text:p>4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42.3% of GDP (2010 est.) </text:p>
          </table:table-cell>
          <table:table-cell table:formula="of:=MID([.B181]; 1; FIND(&quot;%&quot;; [.B181])-1)" office:value-type="string" office:string-value="42.3" calcext:value-type="string">
            <text:p>4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11.9% of GDP (2010 est.) </text:p>
          </table:table-cell>
          <table:table-cell table:formula="of:=MID([.B183]; 1; FIND(&quot;%&quot;; [.B183])-1)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16.9% of GDP (2011 est.) </text:p>
          </table:table-cell>
          <table:table-cell table:formula="of:=MID([.B185]; 1; FIND(&quot;%&quot;; [.B185])-1)" office:value-type="string" office:string-value="16.9" calcext:value-type="string">
            <text:p>1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31.2% of GDP (2010 est.) </text:p>
          </table:table-cell>
          <table:table-cell table:formula="of:=MID([.B187]; 1; FIND(&quot;%&quot;; [.B187])-1)" office:value-type="string" office:string-value="31.2" calcext:value-type="string">
            <text:p>3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z.html" xlink:type="simple">Iraq</text:a> </text:p>
          </table:table-cell>
          <table:table-cell table:style-name="ce3" office:value-type="string" calcext:value-type="string">
            <text:p>72.3% of GDP (2010 est.) </text:p>
          </table:table-cell>
          <table:table-cell table:formula="of:=MID([.B189]; 1; FIND(&quot;%&quot;; [.B189])-1)" office:value-type="string" office:string-value="72.3" calcext:value-type="string">
            <text:p>7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34.6% of GDP (2010 est.) </text:p>
          </table:table-cell>
          <table:table-cell table:formula="of:=MID([.B191]; 1; FIND(&quot;%&quot;; [.B191])-1)" office:value-type="string" office:string-value="34.6" calcext:value-type="string">
            <text:p>3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m.html" xlink:type="simple">Isle of Man</text:a> </text:p>
          </table:table-cell>
          <table:table-cell table:style-name="ce3" office:value-type="string" calcext:value-type="string">
            <text:p>35.5% of GDP (FY05/06 est.) </text:p>
          </table:table-cell>
          <table:table-cell table:formula="of:=MID([.B193]; 1; FIND(&quot;%&quot;; [.B193])-1)" office:value-type="string" office:string-value="35.5" calcext:value-type="string">
            <text:p>3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28.6% of GDP (2010 est.) </text:p>
          </table:table-cell>
          <table:table-cell table:formula="of:=MID([.B195]; 1; FIND(&quot;%&quot;; [.B195])-1)" office:value-type="string" office:string-value="28.6" calcext:value-type="string">
            <text:p>2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46.7% of GDP (2010 est.) </text:p>
          </table:table-cell>
          <table:table-cell table:formula="of:=MID([.B197]; 1; FIND(&quot;%&quot;; [.B197])-1)" office:value-type="string" office:string-value="46.7" calcext:value-type="string">
            <text:p>4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26.3% of GDP (2010 est.) </text:p>
          </table:table-cell>
          <table:table-cell table:formula="of:=MID([.B199]; 1; FIND(&quot;%&quot;; [.B199])-1)" office:value-type="string" office:string-value="26.3" calcext:value-type="string">
            <text:p>2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32.5% of GDP (2010 est.) </text:p>
          </table:table-cell>
          <table:table-cell table:formula="of:=MID([.B201]; 1; FIND(&quot;%&quot;; [.B201])-1)" office:value-type="string" office:string-value="32.5" calcext:value-type="string">
            <text:p>3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e.html" xlink:type="simple">Jersey</text:a> </text:p>
          </table:table-cell>
          <table:table-cell table:style-name="ce3" office:value-type="string" calcext:value-type="string">
            <text:p>16.3% of GDP (2005) </text:p>
          </table:table-cell>
          <table:table-cell table:formula="of:=MID([.B203]; 1; FIND(&quot;%&quot;; [.B203])-1)" office:value-type="string" office:string-value="16.3" calcext:value-type="string">
            <text:p>1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21.8% of GDP (2010 est.) </text:p>
          </table:table-cell>
          <table:table-cell table:formula="of:=MID([.B205]; 1; FIND(&quot;%&quot;; [.B205])-1)" office:value-type="string" office:string-value="21.8" calcext:value-type="string">
            <text:p>2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21.1% of GDP (2010 est.) </text:p>
          </table:table-cell>
          <table:table-cell table:formula="of:=MID([.B207]; 1; FIND(&quot;%&quot;; [.B207])-1)" office:value-type="string" office:string-value="21.1" calcext:value-type="string">
            <text:p>2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21.8% of GDP (2010 est.) </text:p>
          </table:table-cell>
          <table:table-cell table:formula="of:=MID([.B209]; 1; FIND(&quot;%&quot;; [.B209])-1)" office:value-type="string" office:string-value="21.8" calcext:value-type="string">
            <text:p>2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r.html" xlink:type="simple">Kiribati</text:a> </text:p>
          </table:table-cell>
          <table:table-cell table:style-name="ce3" office:value-type="string" calcext:value-type="string">
            <text:p>37.8% of GDP (FY05) </text:p>
          </table:table-cell>
          <table:table-cell table:formula="of:=MID([.B211]; 1; FIND(&quot;%&quot;; [.B211])-1)" office:value-type="string" office:string-value="37.8" calcext:value-type="string">
            <text:p>3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kn.html" xlink:type="simple">Korea, North</text:a> </text:p>
          </table:table-cell>
          <table:table-cell table:style-name="ce3" office:value-type="string" calcext:value-type="string">
            <text:p>11.4% of GDP </text:p>
            <text:p>note: excludes earnings from state operated enterprises (2007 est.) </text:p>
          </table:table-cell>
          <table:table-cell table:formula="of:=MID([.B213]; 1; FIND(&quot;%&quot;; [.B213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23.3% of GDP (2010 est.) </text:p>
          </table:table-cell>
          <table:table-cell table:formula="of:=MID([.B215]; 1; FIND(&quot;%&quot;; [.B215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v.html" xlink:type="simple">Kosovo</text:a> </text:p>
          </table:table-cell>
          <table:table-cell table:style-name="ce3" office:value-type="string" calcext:value-type="string">
            <text:p>26% of GDP (2010 est.) </text:p>
          </table:table-cell>
          <table:table-cell table:formula="of:=MID([.B217]; 1; FIND(&quot;%&quot;; [.B217])-1)" office:value-type="string" office:string-value="26" calcext:value-type="string">
            <text:p>2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57.1% of GDP (2010 est.) </text:p>
          </table:table-cell>
          <table:table-cell table:formula="of:=MID([.B219]; 1; FIND(&quot;%&quot;; [.B219])-1)" office:value-type="string" office:string-value="57.1" calcext:value-type="string">
            <text:p>5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27.3% of GDP (2010 est.) </text:p>
          </table:table-cell>
          <table:table-cell table:formula="of:=MID([.B221]; 1; FIND(&quot;%&quot;; [.B221])-1)" office:value-type="string" office:string-value="27.3" calcext:value-type="string">
            <text:p>2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a.html" xlink:type="simple">Laos</text:a> </text:p>
          </table:table-cell>
          <table:table-cell table:style-name="ce3" office:value-type="string" calcext:value-type="string">
            <text:p>17.9% of GDP (2010 est.) </text:p>
          </table:table-cell>
          <table:table-cell table:formula="of:=MID([.B223]; 1; FIND(&quot;%&quot;; [.B223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35.2% of GDP (2010 est.) </text:p>
          </table:table-cell>
          <table:table-cell table:formula="of:=MID([.B225]; 1; FIND(&quot;%&quot;; [.B225])-1)" office:value-type="string" office:string-value="35.2" calcext:value-type="string">
            <text:p>3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21.4% of GDP (2010 est.) </text:p>
          </table:table-cell>
          <table:table-cell table:formula="of:=MID([.B227]; 1; FIND(&quot;%&quot;; [.B227])-1)" office:value-type="string" office:string-value="21.4" calcext:value-type="string">
            <text:p>2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55.3% of GDP (2010 est.) </text:p>
          </table:table-cell>
          <table:table-cell table:formula="of:=MID([.B229]; 1; FIND(&quot;%&quot;; [.B229])-1)" office:value-type="string" office:string-value="55.3" calcext:value-type="string">
            <text:p>5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i.html" xlink:type="simple">Liberia</text:a> </text:p>
          </table:table-cell>
          <table:table-cell table:style-name="ce3" office:value-type="string" calcext:value-type="string">
            <text:p>34.3% of GDP (2010 est.) </text:p>
          </table:table-cell>
          <table:table-cell table:formula="of:=MID([.B231]; 1; FIND(&quot;%&quot;; [.B231])-1)" office:value-type="string" office:string-value="34.3" calcext:value-type="string">
            <text:p>3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56.6% of GDP (2010 est.) </text:p>
          </table:table-cell>
          <table:table-cell table:formula="of:=MID([.B233]; 1; FIND(&quot;%&quot;; [.B233])-1)" office:value-type="string" office:string-value="56.6" calcext:value-type="string">
            <text:p>5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s.html" xlink:type="simple">Liechtenstein</text:a> </text:p>
          </table:table-cell>
          <table:table-cell table:style-name="ce3" office:value-type="string" calcext:value-type="string">
            <text:p>18.6% of GDP (2008 est.) </text:p>
          </table:table-cell>
          <table:table-cell table:formula="of:=MID([.B235]; 1; FIND(&quot;%&quot;; [.B235])-1)" office:value-type="string" office:string-value="18.6" calcext:value-type="string">
            <text:p>1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35.2% of GDP (2010 est.) </text:p>
          </table:table-cell>
          <table:table-cell table:formula="of:=MID([.B237]; 1; FIND(&quot;%&quot;; [.B237])-1)" office:value-type="string" office:string-value="35.2" calcext:value-type="string">
            <text:p>3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39.8% of GDP (2010 est.) </text:p>
          </table:table-cell>
          <table:table-cell table:formula="of:=MID([.B239]; 1; FIND(&quot;%&quot;; [.B239])-1)" office:value-type="string" office:string-value="39.8" calcext:value-type="string">
            <text:p>3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c.html" xlink:type="simple">Macau</text:a> </text:p>
          </table:table-cell>
          <table:table-cell table:style-name="ce3" office:value-type="string" calcext:value-type="string">
            <text:p>40.7% of GDP (2010 est.) </text:p>
          </table:table-cell>
          <table:table-cell table:formula="of:=MID([.B241]; 1; FIND(&quot;%&quot;; [.B241])-1)" office:value-type="string" office:string-value="40.7" calcext:value-type="string">
            <text:p>4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31.3% of GDP (2010 est.) </text:p>
          </table:table-cell>
          <table:table-cell table:formula="of:=MID([.B243]; 1; FIND(&quot;%&quot;; [.B243])-1)" office:value-type="string" office:string-value="31.3" calcext:value-type="string">
            <text:p>3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14.2% of GDP (2010 est.) </text:p>
          </table:table-cell>
          <table:table-cell table:formula="of:=MID([.B245]; 1; FIND(&quot;%&quot;; [.B245])-1)" office:value-type="string" office:string-value="14.2" calcext:value-type="string">
            <text:p>1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33% of GDP (2010 est.) </text:p>
          </table:table-cell>
          <table:table-cell table:formula="of:=MID([.B247]; 1; FIND(&quot;%&quot;; [.B247])-1)" office:value-type="string" office:string-value="33" calcext:value-type="string">
            <text:p>3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20.8% of GDP (2010 est.) </text:p>
          </table:table-cell>
          <table:table-cell table:formula="of:=MID([.B249]; 1; FIND(&quot;%&quot;; [.B249])-1)" office:value-type="string" office:string-value="20.8" calcext:value-type="string">
            <text:p>2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v.html" xlink:type="simple">Maldives</text:a> </text:p>
          </table:table-cell>
          <table:table-cell table:style-name="ce3" office:value-type="string" calcext:value-type="string">
            <text:p>25.5% of GDP (2010 est.) </text:p>
          </table:table-cell>
          <table:table-cell table:formula="of:=MID([.B251]; 1; FIND(&quot;%&quot;; [.B251])-1)" office:value-type="string" office:string-value="25.5" calcext:value-type="string">
            <text:p>2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20.5% of GDP (2010 est.) </text:p>
          </table:table-cell>
          <table:table-cell table:formula="of:=MID([.B253]; 1; FIND(&quot;%&quot;; [.B253])-1)" office:value-type="string" office:string-value="20.5" calcext:value-type="string">
            <text:p>2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38.7% of GDP (2010 est.) </text:p>
          </table:table-cell>
          <table:table-cell table:formula="of:=MID([.B255]; 1; FIND(&quot;%&quot;; [.B255])-1)" office:value-type="string" office:string-value="38.7" calcext:value-type="string">
            <text:p>3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m.html" xlink:type="simple">Marshall Islands</text:a> </text:p>
          </table:table-cell>
          <table:table-cell table:style-name="ce3" office:value-type="string" calcext:value-type="string">
            <text:p>76.3% of GDP (2008) </text:p>
          </table:table-cell>
          <table:table-cell table:formula="of:=MID([.B257]; 1; FIND(&quot;%&quot;; [.B257])-1)" office:value-type="string" office:string-value="76.3" calcext:value-type="string">
            <text:p>7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24.6% of GDP (2010 est.) </text:p>
          </table:table-cell>
          <table:table-cell table:formula="of:=MID([.B259]; 1; FIND(&quot;%&quot;; [.B259])-1)" office:value-type="string" office:string-value="24.6" calcext:value-type="string">
            <text:p>2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20.8% of GDP (2010 est.) </text:p>
          </table:table-cell>
          <table:table-cell table:formula="of:=MID([.B261]; 1; FIND(&quot;%&quot;; [.B261])-1)" office:value-type="string" office:string-value="20.8" calcext:value-type="string">
            <text:p>2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22.5% of GDP (2010 est.) </text:p>
          </table:table-cell>
          <table:table-cell table:formula="of:=MID([.B263]; 1; FIND(&quot;%&quot;; [.B263])-1)" office:value-type="string" office:string-value="22.5" calcext:value-type="string">
            <text:p>2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m.html" xlink:type="simple">Micronesia, Federated States of</text:a> </text:p>
          </table:table-cell>
          <table:table-cell table:style-name="ce3" office:value-type="string" calcext:value-type="string">
            <text:p>69.7% of GDP (FY07 est.) </text:p>
          </table:table-cell>
          <table:table-cell table:formula="of:=MID([.B265]; 1; FIND(&quot;%&quot;; [.B265])-1)" office:value-type="string" office:string-value="69.7" calcext:value-type="string">
            <text:p>6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d.html" xlink:type="simple">Moldova</text:a> </text:p>
          </table:table-cell>
          <table:table-cell table:style-name="ce3" office:value-type="string" calcext:value-type="string">
            <text:p>38.3% of GDP (2010 est.) </text:p>
          </table:table-cell>
          <table:table-cell table:formula="of:=MID([.B267]; 1; FIND(&quot;%&quot;; [.B267])-1)" office:value-type="string" office:string-value="38.3" calcext:value-type="string">
            <text:p>3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36% of GDP (2010 est.) </text:p>
          </table:table-cell>
          <table:table-cell table:formula="of:=MID([.B269]; 1; FIND(&quot;%&quot;; [.B269])-1)" office:value-type="string" office:string-value="36" calcext:value-type="string">
            <text:p>3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22.1% of GDP (2010 est.) </text:p>
          </table:table-cell>
          <table:table-cell table:formula="of:=MID([.B271]; 1; FIND(&quot;%&quot;; [.B271])-1)" office:value-type="string" office:string-value="22.1" calcext:value-type="string">
            <text:p>2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24.4% of GDP (2010 est.) </text:p>
          </table:table-cell>
          <table:table-cell table:formula="of:=MID([.B273]; 1; FIND(&quot;%&quot;; [.B273])-1)" office:value-type="string" office:string-value="24.4" calcext:value-type="string">
            <text:p>2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26.2% of GDP (2010 est.) </text:p>
          </table:table-cell>
          <table:table-cell table:formula="of:=MID([.B275]; 1; FIND(&quot;%&quot;; [.B275])-1)" office:value-type="string" office:string-value="26.2" calcext:value-type="string">
            <text:p>2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18.9% of GDP (FY10) </text:p>
          </table:table-cell>
          <table:table-cell table:formula="of:=MID([.B277]; 1; FIND(&quot;%&quot;; [.B277])-1)" office:value-type="string" office:string-value="18.9" calcext:value-type="string">
            <text:p>1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45.8% of GDP (2010 est.) </text:p>
          </table:table-cell>
          <table:table-cell table:formula="of:=MID([.B279]; 1; FIND(&quot;%&quot;; [.B279])-1)" office:value-type="string" office:string-value="45.8" calcext:value-type="string">
            <text:p>4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c.html" xlink:type="simple">New Caledonia</text:a> </text:p>
          </table:table-cell>
          <table:table-cell table:style-name="ce3" office:value-type="string" calcext:value-type="string">
            <text:p>30.2% of GDP (2001 est.) </text:p>
          </table:table-cell>
          <table:table-cell table:formula="of:=MID([.B281]; 1; FIND(&quot;%&quot;; [.B281])-1)" office:value-type="string" office:string-value="30.2" calcext:value-type="string">
            <text:p>3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38.4% of GDP (2010 est.) </text:p>
          </table:table-cell>
          <table:table-cell table:formula="of:=MID([.B283]; 1; FIND(&quot;%&quot;; [.B283])-1)" office:value-type="string" office:string-value="38.4" calcext:value-type="string">
            <text:p>3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32.4% of GDP (2010 est.) </text:p>
          </table:table-cell>
          <table:table-cell table:formula="of:=MID([.B285]; 1; FIND(&quot;%&quot;; [.B285])-1)" office:value-type="string" office:string-value="32.4" calcext:value-type="string">
            <text:p>3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14.4% of GDP (2010 est.) </text:p>
          </table:table-cell>
          <table:table-cell table:formula="of:=MID([.B287]; 1; FIND(&quot;%&quot;; [.B287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9.5% of GDP (2010 est.) </text:p>
          </table:table-cell>
          <table:table-cell table:formula="of:=MID([.B289]; 1; FIND(&quot;%&quot;; [.B289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ne.html" xlink:type="simple">Niue</text:a> </text:p>
          </table:table-cell>
          <table:table-cell table:style-name="ce3" office:value-type="string" calcext:value-type="string">
            <text:p>150.5% of GDP (FY04/05) </text:p>
          </table:table-cell>
          <table:table-cell table:formula="of:=MID([.B291]; 1; FIND(&quot;%&quot;; [.B291])-1)" office:value-type="string" office:string-value="150.5" calcext:value-type="string">
            <text:p>15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q.html" xlink:type="simple">Northern Mariana Islands</text:a> </text:p>
          </table:table-cell>
          <table:table-cell table:style-name="ce3" office:value-type="string" calcext:value-type="string">
            <text:p>30.5% of GDP (FY01/02) </text:p>
          </table:table-cell>
          <table:table-cell table:formula="of:=MID([.B293]; 1; FIND(&quot;%&quot;; [.B293])-1)" office:value-type="string" office:string-value="30.5" calcext:value-type="string">
            <text:p>3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56.3% of GDP (2010 est.) </text:p>
          </table:table-cell>
          <table:table-cell table:formula="of:=MID([.B295]; 1; FIND(&quot;%&quot;; [.B295])-1)" office:value-type="string" office:string-value="56.3" calcext:value-type="string">
            <text:p>5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37% of GDP (2010 est.) </text:p>
          </table:table-cell>
          <table:table-cell table:formula="of:=MID([.B297]; 1; FIND(&quot;%&quot;; [.B297])-1)" office:value-type="string" office:string-value="37" calcext:value-type="string">
            <text:p>3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14.2% of GDP (2010 est.) </text:p>
          </table:table-cell>
          <table:table-cell table:formula="of:=MID([.B299]; 1; FIND(&quot;%&quot;; [.B299])-1)" office:value-type="string" office:string-value="14.2" calcext:value-type="string">
            <text:p>1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s.html" xlink:type="simple">Palau</text:a> </text:p>
          </table:table-cell>
          <table:table-cell table:style-name="ce3" office:value-type="string" calcext:value-type="string">
            <text:p>70% of GDP (2008 est.) </text:p>
          </table:table-cell>
          <table:table-cell table:formula="of:=MID([.B301]; 1; FIND(&quot;%&quot;; [.B301])-1)" office:value-type="string" office:string-value="70" calcext:value-type="string">
            <text:p>7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m.html" xlink:type="simple">Panama</text:a> </text:p>
          </table:table-cell>
          <table:table-cell table:style-name="ce3" office:value-type="string" calcext:value-type="string">
            <text:p>25.7% of GDP (2010 est.) </text:p>
          </table:table-cell>
          <table:table-cell table:formula="of:=MID([.B303]; 1; FIND(&quot;%&quot;; [.B303])-1)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31.5% of GDP (2010 est.) </text:p>
          </table:table-cell>
          <table:table-cell table:formula="of:=MID([.B305]; 1; FIND(&quot;%&quot;; [.B305])-1)" office:value-type="string" office:string-value="31.5" calcext:value-type="string">
            <text:p>3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18.3% of GDP (2010 est.) </text:p>
          </table:table-cell>
          <table:table-cell table:formula="of:=MID([.B307]; 1; FIND(&quot;%&quot;; [.B307])-1)" office:value-type="string" office:string-value="18.3" calcext:value-type="string">
            <text:p>1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29.1% of GDP (2010 est.) </text:p>
          </table:table-cell>
          <table:table-cell table:formula="of:=MID([.B309]; 1; FIND(&quot;%&quot;; [.B309])-1)" office:value-type="string" office:string-value="29.1" calcext:value-type="string">
            <text:p>2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14.2% of GDP (2010 est.) </text:p>
          </table:table-cell>
          <table:table-cell table:formula="of:=MID([.B311]; 1; FIND(&quot;%&quot;; [.B311])-1)" office:value-type="string" office:string-value="14.2" calcext:value-type="string">
            <text:p>1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17.7% of GDP (2010 est.) </text:p>
          </table:table-cell>
          <table:table-cell table:formula="of:=MID([.B313]; 1; FIND(&quot;%&quot;; [.B313])-1)" office:value-type="string" office:string-value="17.7" calcext:value-type="string">
            <text:p>1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41.6% of GDP (2010 est.) </text:p>
          </table:table-cell>
          <table:table-cell table:formula="of:=MID([.B315]; 1; FIND(&quot;%&quot;; [.B315])-1)" office:value-type="string" office:string-value="41.6" calcext:value-type="string">
            <text:p>4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q.html" xlink:type="simple">Puerto Rico</text:a> </text:p>
          </table:table-cell>
          <table:table-cell table:style-name="ce3" office:value-type="string" calcext:value-type="string">
            <text:p>7.2% of GDP (FY99/00) </text:p>
          </table:table-cell>
          <table:table-cell table:formula="of:=MID([.B317]; 1; FIND(&quot;%&quot;; [.B317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40.8% of GDP (2010 est.) </text:p>
          </table:table-cell>
          <table:table-cell table:formula="of:=MID([.B319]; 1; FIND(&quot;%&quot;; [.B319])-1)" office:value-type="string" office:string-value="40.8" calcext:value-type="string">
            <text:p>4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34.3% of GDP (2010 est.) </text:p>
          </table:table-cell>
          <table:table-cell table:formula="of:=MID([.B321]; 1; FIND(&quot;%&quot;; [.B321])-1)" office:value-type="string" office:string-value="34.3" calcext:value-type="string">
            <text:p>3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18.7% of GDP (2010 est.) </text:p>
          </table:table-cell>
          <table:table-cell table:formula="of:=MID([.B323]; 1; FIND(&quot;%&quot;; [.B323])-1)" office:value-type="string" office:string-value="18.7" calcext:value-type="string">
            <text:p>1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25.8% of GDP (2010 est.) </text:p>
          </table:table-cell>
          <table:table-cell table:formula="of:=MID([.B325]; 1; FIND(&quot;%&quot;; [.B325])-1)" office:value-type="string" office:string-value="25.8" calcext:value-type="string">
            <text:p>2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34.9% of GDP (2010 est.) </text:p>
          </table:table-cell>
          <table:table-cell table:formula="of:=MID([.B327]; 1; FIND(&quot;%&quot;; [.B327])-1)" office:value-type="string" office:string-value="34.9" calcext:value-type="string">
            <text:p>3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32.6% of GDP (2010 est.) </text:p>
          </table:table-cell>
          <table:table-cell table:formula="of:=MID([.B329]; 1; FIND(&quot;%&quot;; [.B329])-1)" office:value-type="string" office:string-value="32.6" calcext:value-type="string">
            <text:p>3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33% of GDP (2010 est.) </text:p>
          </table:table-cell>
          <table:table-cell table:formula="of:=MID([.B331]; 1; FIND(&quot;%&quot;; [.B331])-1)" office:value-type="string" office:string-value="33" calcext:value-type="string">
            <text:p>3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s.html" xlink:type="simple">Samoa</text:a> </text:p>
          </table:table-cell>
          <table:table-cell table:style-name="ce3" office:value-type="string" calcext:value-type="string">
            <text:p>36.2% of GDP (2010 est.) </text:p>
          </table:table-cell>
          <table:table-cell table:formula="of:=MID([.B333]; 1; FIND(&quot;%&quot;; [.B333])-1)" office:value-type="string" office:string-value="36.2" calcext:value-type="string">
            <text:p>3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m.html" xlink:type="simple">San Marino</text:a> </text:p>
          </table:table-cell>
          <table:table-cell table:style-name="ce3" office:value-type="string" calcext:value-type="string">
            <text:p>57.5% of GDP (2009) </text:p>
          </table:table-cell>
          <table:table-cell table:formula="of:=MID([.B335]; 1; FIND(&quot;%&quot;; [.B335])-1)" office:value-type="string" office:string-value="57.5" calcext:value-type="string">
            <text:p>5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18.5% of GDP (2010 est.) </text:p>
          </table:table-cell>
          <table:table-cell table:formula="of:=MID([.B337]; 1; FIND(&quot;%&quot;; [.B337])-1)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44.5% of GDP (2010 est.) </text:p>
          </table:table-cell>
          <table:table-cell table:formula="of:=MID([.B339]; 1; FIND(&quot;%&quot;; [.B339])-1)" office:value-type="string" office:string-value="44.5" calcext:value-type="string">
            <text:p>4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22% of GDP (2010 est.) </text:p>
          </table:table-cell>
          <table:table-cell table:formula="of:=MID([.B341]; 1; FIND(&quot;%&quot;; [.B341])-1)" office:value-type="string" office:string-value="22" calcext:value-type="string">
            <text:p>2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i.html" xlink:type="simple">Serbia</text:a> </text:p>
          </table:table-cell>
          <table:table-cell table:style-name="ce3" office:value-type="string" calcext:value-type="string">
            <text:p>44.3% of GDP (2010 est.) </text:p>
          </table:table-cell>
          <table:table-cell table:formula="of:=MID([.B343]; 1; FIND(&quot;%&quot;; [.B343])-1)" office:value-type="string" office:string-value="44.3" calcext:value-type="string">
            <text:p>4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36.3% of GDP (2010 est.) </text:p>
          </table:table-cell>
          <table:table-cell table:formula="of:=MID([.B345]; 1; FIND(&quot;%&quot;; [.B345])-1)" office:value-type="string" office:string-value="36.3" calcext:value-type="string">
            <text:p>3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20.5% of GDP (2010 est.) </text:p>
          </table:table-cell>
          <table:table-cell table:formula="of:=MID([.B347]; 1; FIND(&quot;%&quot;; [.B347])-1)" office:value-type="string" office:string-value="20.5" calcext:value-type="string">
            <text:p>2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14.7% of GDP (2010 est.) </text:p>
          </table:table-cell>
          <table:table-cell table:formula="of:=MID([.B349]; 1; FIND(&quot;%&quot;; [.B349])-1)" office:value-type="string" office:string-value="14.7" calcext:value-type="string">
            <text:p>1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33.1% of GDP (2010 est.) </text:p>
          </table:table-cell>
          <table:table-cell table:formula="of:=MID([.B351]; 1; FIND(&quot;%&quot;; [.B351])-1)" office:value-type="string" office:string-value="33.1" calcext:value-type="string">
            <text:p>3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41% of GDP (2010 est.) </text:p>
          </table:table-cell>
          <table:table-cell table:formula="of:=MID([.B353]; 1; FIND(&quot;%&quot;; [.B353])-1)" office:value-type="string" office:string-value="41" calcext:value-type="string">
            <text:p>4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p.html" xlink:type="simple">Solomon Islands</text:a> </text:p>
          </table:table-cell>
          <table:table-cell table:style-name="ce3" office:value-type="string" calcext:value-type="string">
            <text:p>31.3% of GDP (2010 est.) </text:p>
          </table:table-cell>
          <table:table-cell table:formula="of:=MID([.B355]; 1; FIND(&quot;%&quot;; [.B355])-1)" office:value-type="string" office:string-value="31.3" calcext:value-type="string">
            <text:p>3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26.3% of GDP (2010 est.) </text:p>
          </table:table-cell>
          <table:table-cell table:formula="of:=MID([.B357]; 1; FIND(&quot;%&quot;; [.B357])-1)" office:value-type="string" office:string-value="26.3" calcext:value-type="string">
            <text:p>2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35.7% of GDP (2010 est.) </text:p>
          </table:table-cell>
          <table:table-cell table:formula="of:=MID([.B359]; 1; FIND(&quot;%&quot;; [.B359])-1)" office:value-type="string" office:string-value="35.7" calcext:value-type="string">
            <text:p>3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14.9% of GDP (2010 est.) </text:p>
          </table:table-cell>
          <table:table-cell table:formula="of:=MID([.B361]; 1; FIND(&quot;%&quot;; [.B361])-1)" office:value-type="string" office:string-value="14.9" calcext:value-type="string">
            <text:p>1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u.html" xlink:type="simple">Sudan</text:a> </text:p>
          </table:table-cell>
          <table:table-cell table:style-name="ce3" office:value-type="string" calcext:value-type="string">
            <text:p>16.5% of GDP (2010 est.) </text:p>
          </table:table-cell>
          <table:table-cell table:formula="of:=MID([.B363]; 1; FIND(&quot;%&quot;; [.B363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s.html" xlink:type="simple">Suriname</text:a> </text:p>
          </table:table-cell>
          <table:table-cell table:style-name="ce3" office:value-type="string" calcext:value-type="string">
            <text:p>10.7% of GDP (2004) </text:p>
          </table:table-cell>
          <table:table-cell table:formula="of:=MID([.B365]; 1; FIND(&quot;%&quot;; [.B365])-1)" office:value-type="string" office:string-value="10.7" calcext:value-type="string">
            <text:p>1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27.3% of GDP (2010 est.) </text:p>
          </table:table-cell>
          <table:table-cell table:formula="of:=MID([.B367]; 1; FIND(&quot;%&quot;; [.B367])-1)" office:value-type="string" office:string-value="27.3" calcext:value-type="string">
            <text:p>2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53% of GDP (2010 est.) </text:p>
          </table:table-cell>
          <table:table-cell table:formula="of:=MID([.B369]; 1; FIND(&quot;%&quot;; [.B369])-1)" office:value-type="string" office:string-value="53" calcext:value-type="string">
            <text:p>5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35.5% of GDP (2010 est.) </text:p>
          </table:table-cell>
          <table:table-cell table:formula="of:=MID([.B371]; 1; FIND(&quot;%&quot;; [.B371])-1)" office:value-type="string" office:string-value="35.5" calcext:value-type="string">
            <text:p>3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21% of GDP (2010 est.) </text:p>
          </table:table-cell>
          <table:table-cell table:formula="of:=MID([.B373]; 1; FIND(&quot;%&quot;; [.B373])-1)" office:value-type="string" office:string-value="21" calcext:value-type="string">
            <text:p>2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w.html" xlink:type="simple">Taiwan</text:a> </text:p>
          </table:table-cell>
          <table:table-cell table:style-name="ce3" office:value-type="string" calcext:value-type="string">
            <text:p>15.5% of GDP (2010 est.) </text:p>
          </table:table-cell>
          <table:table-cell table:formula="of:=MID([.B375]; 1; FIND(&quot;%&quot;; [.B375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26.5% of GDP (2010 est.) </text:p>
          </table:table-cell>
          <table:table-cell table:formula="of:=MID([.B377]; 1; FIND(&quot;%&quot;; [.B377])-1)" office:value-type="string" office:string-value="26.5" calcext:value-type="string">
            <text:p>2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19.4% of GDP (2010 est.) </text:p>
          </table:table-cell>
          <table:table-cell table:formula="of:=MID([.B379]; 1; FIND(&quot;%&quot;; [.B379])-1)" office:value-type="string" office:string-value="19.4" calcext:value-type="string">
            <text:p>1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%&quot;; [.B3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18.2% of GDP (2010 est.) </text:p>
          </table:table-cell>
          <table:table-cell table:formula="of:=MID([.B381]; 1; FIND(&quot;%&quot;; [.B381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%&quot;; [.B3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20.4% of GDP (2010 est.) </text:p>
          </table:table-cell>
          <table:table-cell table:formula="of:=MID([.B383]; 1; FIND(&quot;%&quot;; [.B383])-1)" office:value-type="string" office:string-value="20.4" calcext:value-type="string">
            <text:p>2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%&quot;; [.B3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n.html" xlink:type="simple">Tonga</text:a> </text:p>
          </table:table-cell>
          <table:table-cell table:style-name="ce3" office:value-type="string" calcext:value-type="string">
            <text:p>28.9% of GDP (2010 est.) </text:p>
          </table:table-cell>
          <table:table-cell table:formula="of:=MID([.B385]; 1; FIND(&quot;%&quot;; [.B385])-1)" office:value-type="string" office:string-value="28.9" calcext:value-type="string">
            <text:p>2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%&quot;; [.B3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32.1% of GDP (2010 est.) </text:p>
          </table:table-cell>
          <table:table-cell table:formula="of:=MID([.B387]; 1; FIND(&quot;%&quot;; [.B387])-1)" office:value-type="string" office:string-value="32.1" calcext:value-type="string">
            <text:p>3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%&quot;; [.B3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23.2% of GDP (2010 est.) </text:p>
          </table:table-cell>
          <table:table-cell table:formula="of:=MID([.B389]; 1; FIND(&quot;%&quot;; [.B389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%&quot;; [.B3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22.8% of GDP (2010 est.) </text:p>
          </table:table-cell>
          <table:table-cell table:formula="of:=MID([.B391]; 1; FIND(&quot;%&quot;; [.B391])-1)" office:value-type="string" office:string-value="22.8" calcext:value-type="string">
            <text:p>2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%&quot;; [.B3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x.html" xlink:type="simple">Turkmenistan</text:a> </text:p>
          </table:table-cell>
          <table:table-cell table:style-name="ce3" office:value-type="string" calcext:value-type="string">
            <text:p>10.8% of GDP (2010 est.) </text:p>
          </table:table-cell>
          <table:table-cell table:formula="of:=MID([.B393]; 1; FIND(&quot;%&quot;; [.B393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%&quot;; [.B3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v.html" xlink:type="simple">Tuvalu</text:a> </text:p>
          </table:table-cell>
          <table:table-cell table:style-name="ce3" office:value-type="string" calcext:value-type="string">
            <text:p>67.3% of GDP (2006) </text:p>
          </table:table-cell>
          <table:table-cell table:formula="of:=MID([.B395]; 1; FIND(&quot;%&quot;; [.B395])-1)" office:value-type="string" office:string-value="67.3" calcext:value-type="string">
            <text:p>6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%&quot;; [.B3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15% of GDP (2010 est.) </text:p>
          </table:table-cell>
          <table:table-cell table:formula="of:=MID([.B397]; 1; FIND(&quot;%&quot;; [.B397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%&quot;; [.B3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29% of GDP (2010 est.) </text:p>
          </table:table-cell>
          <table:table-cell table:formula="of:=MID([.B399]; 1; FIND(&quot;%&quot;; [.B399])-1)" office:value-type="string" office:string-value="29" calcext:value-type="string">
            <text:p>2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%&quot;; [.B4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28.4% of GDP (2010 est.) </text:p>
          </table:table-cell>
          <table:table-cell table:formula="of:=MID([.B401]; 1; FIND(&quot;%&quot;; [.B401])-1)" office:value-type="string" office:string-value="28.4" calcext:value-type="string">
            <text:p>2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%&quot;; [.B4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40.4% of GDP (2010 est.) </text:p>
          </table:table-cell>
          <table:table-cell table:formula="of:=MID([.B403]; 1; FIND(&quot;%&quot;; [.B403])-1)" office:value-type="string" office:string-value="40.4" calcext:value-type="string">
            <text:p>4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%&quot;; [.B4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14.7% of GDP (2010 est.) </text:p>
          </table:table-cell>
          <table:table-cell table:formula="of:=MID([.B405]; 1; FIND(&quot;%&quot;; [.B405])-1)" office:value-type="string" office:string-value="14.7" calcext:value-type="string">
            <text:p>1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%&quot;; [.B4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29.3% of GDP (2010 est.) </text:p>
          </table:table-cell>
          <table:table-cell table:formula="of:=MID([.B407]; 1; FIND(&quot;%&quot;; [.B407])-1)" office:value-type="string" office:string-value="29.3" calcext:value-type="string">
            <text:p>2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%&quot;; [.B4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z.html" xlink:type="simple">Uzbekistan</text:a> </text:p>
          </table:table-cell>
          <table:table-cell table:style-name="ce3" office:value-type="string" calcext:value-type="string">
            <text:p>32.6% of GDP (2010 est.) </text:p>
          </table:table-cell>
          <table:table-cell table:formula="of:=MID([.B409]; 1; FIND(&quot;%&quot;; [.B409])-1)" office:value-type="string" office:string-value="32.6" calcext:value-type="string">
            <text:p>3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%&quot;; [.B4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11.4% of GDP (2005 est.) </text:p>
          </table:table-cell>
          <table:table-cell table:formula="of:=MID([.B411]; 1; FIND(&quot;%&quot;; [.B411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1; FIND(&quot;%&quot;; [.B4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e.html" xlink:type="simple">Venezuela</text:a> </text:p>
          </table:table-cell>
          <table:table-cell table:style-name="ce3" office:value-type="string" calcext:value-type="string">
            <text:p>21.7% of GDP (2010 est.) </text:p>
          </table:table-cell>
          <table:table-cell table:formula="of:=MID([.B413]; 1; FIND(&quot;%&quot;; [.B413])-1)" office:value-type="string" office:string-value="21.7" calcext:value-type="string">
            <text:p>2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1; FIND(&quot;%&quot;; [.B4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28.2% of GDP (2010 est.) </text:p>
          </table:table-cell>
          <table:table-cell table:formula="of:=MID([.B415]; 1; FIND(&quot;%&quot;; [.B415])-1)" office:value-type="string" office:string-value="28.2" calcext:value-type="string">
            <text:p>2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1; FIND(&quot;%&quot;; [.B4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e.html" xlink:type="simple">West Bank</text:a> </text:p>
          </table:table-cell>
          <table:table-cell table:style-name="ce3" office:value-type="string" calcext:value-type="string">
            <text:p>28.2% of GDP (2010) </text:p>
          </table:table-cell>
          <table:table-cell table:formula="of:=MID([.B417]; 1; FIND(&quot;%&quot;; [.B417])-1)" office:value-type="string" office:string-value="28.2" calcext:value-type="string">
            <text:p>2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1; FIND(&quot;%&quot;; [.B4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xx.html" xlink:type="simple">World</text:a> </text:p>
          </table:table-cell>
          <table:table-cell table:style-name="ce3" office:value-type="string" calcext:value-type="string">
            <text:p>27.8% of GDP (2010 est.) </text:p>
          </table:table-cell>
          <table:table-cell table:formula="of:=MID([.B419]; 1; FIND(&quot;%&quot;; [.B419])-1)" office:value-type="string" office:string-value="27.8" calcext:value-type="string">
            <text:p>2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1; FIND(&quot;%&quot;; [.B4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28.3% of GDP (2010 est.) </text:p>
          </table:table-cell>
          <table:table-cell table:formula="of:=MID([.B421]; 1; FIND(&quot;%&quot;; [.B421])-1)" office:value-type="string" office:string-value="28.3" calcext:value-type="string">
            <text:p>2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1; FIND(&quot;%&quot;; [.B4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19.9% of GDP (2010 est.) </text:p>
          </table:table-cell>
          <table:table-cell table:formula="of:=MID([.B423]; 1; FIND(&quot;%&quot;; [.B423])-1)" office:value-type="string" office:string-value="19.9" calcext:value-type="string">
            <text:p>19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1; FIND(&quot;%&quot;; [.B4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i.html" xlink:type="simple">Zimbabwe</text:a> </text:p>
          </table:table-cell>
          <table:table-cell table:style-name="ce3" office:value-type="string" calcext:value-type="string">
            <text:p>NA% of GDP (2010 est.) </text:p>
          </table:table-cell>
          <table:table-cell table:formula="of:=MID([.B425]; 1; FIND(&quot;%&quot;; [.B425])-1)" office:value-type="string" office:string-value="NA" calcext:value-type="string">
            <text:p>NA</text:p>
          </table:table-cell>
        </table:table-row>
      </table:table>
      <table:named-expressions>
        <table:named-range table:name="AA" table:base-cell-address="$Feuille1.$A$20" table:cell-range-address="$Feuille1.$A$20"/>
        <table:named-range table:name="AC" table:base-cell-address="$Feuille1.$A$14" table:cell-range-address="$Feuille1.$A$14"/>
        <table:named-range table:name="AE" table:base-cell-address="$Feuille1.$A$400" table:cell-range-address="$Feuille1.$A$400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6" table:cell-range-address="$Feuille1.$A$26"/>
        <table:named-range table:name="AL" table:base-cell-address="$Feuille1.$A$4" table:cell-range-address="$Feuille1.$A$4"/>
        <table:named-range table:name="AM" table:base-cell-address="$Feuille1.$A$18" table:cell-range-address="$Feuille1.$A$18"/>
        <table:named-range table:name="AO" table:base-cell-address="$Feuille1.$A$10" table:cell-range-address="$Feuille1.$A$10"/>
        <table:named-range table:name="AQ" table:base-cell-address="$Feuille1.$A$8" table:cell-range-address="$Feuille1.$A$8"/>
        <table:named-range table:name="AR" table:base-cell-address="$Feuille1.$A$16" table:cell-range-address="$Feuille1.$A$16"/>
        <table:named-range table:name="AS" table:base-cell-address="$Feuille1.$A$22" table:cell-range-address="$Feuille1.$A$22"/>
        <table:named-range table:name="AU" table:base-cell-address="$Feuille1.$A$24" table:cell-range-address="$Feuille1.$A$24"/>
        <table:named-range table:name="AV" table:base-cell-address="$Feuille1.$A$12" table:cell-range-address="$Feuille1.$A$12"/>
        <table:named-range table:name="BA" table:base-cell-address="$Feuille1.$A$30" table:cell-range-address="$Feuille1.$A$30"/>
        <table:named-range table:name="BB" table:base-cell-address="$Feuille1.$A$34" table:cell-range-address="$Feuille1.$A$34"/>
        <table:named-range table:name="BC" table:base-cell-address="$Feuille1.$A$50" table:cell-range-address="$Feuille1.$A$50"/>
        <table:named-range table:name="BE" table:base-cell-address="$Feuille1.$A$38" table:cell-range-address="$Feuille1.$A$38"/>
        <table:named-range table:name="BF" table:base-cell-address="$Feuille1.$A$28" table:cell-range-address="$Feuille1.$A$28"/>
        <table:named-range table:name="BG" table:base-cell-address="$Feuille1.$A$32" table:cell-range-address="$Feuille1.$A$32"/>
        <table:named-range table:name="BH" table:base-cell-address="$Feuille1.$A$40" table:cell-range-address="$Feuille1.$A$40"/>
        <table:named-range table:name="BK" table:base-cell-address="$Feuille1.$A$48" table:cell-range-address="$Feuille1.$A$48"/>
        <table:named-range table:name="BL" table:base-cell-address="$Feuille1.$A$46" table:cell-range-address="$Feuille1.$A$46"/>
        <table:named-range table:name="BM" table:base-cell-address="$Feuille1.$A$62" table:cell-range-address="$Feuille1.$A$62"/>
        <table:named-range table:name="BN" table:base-cell-address="$Feuille1.$A$42" table:cell-range-address="$Feuille1.$A$42"/>
        <table:named-range table:name="BO" table:base-cell-address="$Feuille1.$A$36" table:cell-range-address="$Feuille1.$A$36"/>
        <table:named-range table:name="BP" table:base-cell-address="$Feuille1.$A$354" table:cell-range-address="$Feuille1.$A$354"/>
        <table:named-range table:name="BR" table:base-cell-address="$Feuille1.$A$52" table:cell-range-address="$Feuille1.$A$52"/>
        <table:named-range table:name="BT" table:base-cell-address="$Feuille1.$A$44" table:cell-range-address="$Feuille1.$A$44"/>
        <table:named-range table:name="BU" table:base-cell-address="$Feuille1.$A$58" table:cell-range-address="$Feuille1.$A$58"/>
        <table:named-range table:name="BX" table:base-cell-address="$Feuille1.$A$56" table:cell-range-address="$Feuille1.$A$56"/>
        <table:named-range table:name="BY" table:base-cell-address="$Feuille1.$A$64" table:cell-range-address="$Feuille1.$A$64"/>
        <table:named-range table:name="CA" table:base-cell-address="$Feuille1.$A$70" table:cell-range-address="$Feuille1.$A$70"/>
        <table:named-range table:name="CB" table:base-cell-address="$Feuille1.$A$66" table:cell-range-address="$Feuille1.$A$66"/>
        <table:named-range table:name="CC" table:base-cell-address="$Feuille1.$A$102" table:cell-range-address="$Feuille1.$A$102"/>
        <table:named-range table:name="CD" table:base-cell-address="$Feuille1.$A$78" table:cell-range-address="$Feuille1.$A$78"/>
        <table:named-range table:name="CE" table:base-cell-address="$Feuille1.$A$360" table:cell-range-address="$Feuille1.$A$360"/>
        <table:named-range table:name="CF" table:base-cell-address="$Feuille1.$A$90" table:cell-range-address="$Feuille1.$A$90"/>
        <table:named-range table:name="CG" table:base-cell-address="$Feuille1.$A$88" table:cell-range-address="$Feuille1.$A$88"/>
        <table:named-range table:name="CH" table:base-cell-address="$Feuille1.$A$82" table:cell-range-address="$Feuille1.$A$82"/>
        <table:named-range table:name="CI" table:base-cell-address="$Feuille1.$A$80" table:cell-range-address="$Feuille1.$A$80"/>
        <table:named-range table:name="CJ" table:base-cell-address="$Feuille1.$A$74" table:cell-range-address="$Feuille1.$A$74"/>
        <table:named-range table:name="CM" table:base-cell-address="$Feuille1.$A$68" table:cell-range-address="$Feuille1.$A$68"/>
        <table:named-range table:name="CN" table:base-cell-address="$Feuille1.$A$86" table:cell-range-address="$Feuille1.$A$86"/>
        <table:named-range table:name="CO" table:base-cell-address="$Feuille1.$A$84" table:cell-range-address="$Feuille1.$A$84"/>
        <table:named-range table:name="CQ" table:base-cell-address="$Feuille1.$A$292" table:cell-range-address="$Feuille1.$A$292"/>
        <table:named-range table:name="CS" table:base-cell-address="$Feuille1.$A$94" table:cell-range-address="$Feuille1.$A$94"/>
        <table:named-range table:name="CT" table:base-cell-address="$Feuille1.$A$76" table:cell-range-address="$Feuille1.$A$76"/>
        <table:named-range table:name="CU" table:base-cell-address="$Feuille1.$A$100" table:cell-range-address="$Feuille1.$A$100"/>
        <table:named-range table:name="CV" table:base-cell-address="$Feuille1.$A$72" table:cell-range-address="$Feuille1.$A$72"/>
        <table:named-range table:name="CW" table:base-cell-address="$Feuille1.$A$92" table:cell-range-address="$Feuille1.$A$92"/>
        <table:named-range table:name="CY" table:base-cell-address="$Feuille1.$A$104" table:cell-range-address="$Feuille1.$A$104"/>
        <table:named-range table:name="DA" table:base-cell-address="$Feuille1.$A$108" table:cell-range-address="$Feuille1.$A$108"/>
        <table:named-range table:name="DJ" table:base-cell-address="$Feuille1.$A$110" table:cell-range-address="$Feuille1.$A$110"/>
        <table:named-range table:name="DO" table:base-cell-address="$Feuille1.$A$112" table:cell-range-address="$Feuille1.$A$112"/>
        <table:named-range table:name="DR" table:base-cell-address="$Feuille1.$A$114" table:cell-range-address="$Feuille1.$A$114"/>
        <table:named-range table:name="EC" table:base-cell-address="$Feuille1.$A$116" table:cell-range-address="$Feuille1.$A$116"/>
        <table:named-range table:name="EG" table:base-cell-address="$Feuille1.$A$118" table:cell-range-address="$Feuille1.$A$118"/>
        <table:named-range table:name="EI" table:base-cell-address="$Feuille1.$A$190" table:cell-range-address="$Feuille1.$A$190"/>
        <table:named-range table:name="EK" table:base-cell-address="$Feuille1.$A$122" table:cell-range-address="$Feuille1.$A$122"/>
        <table:named-range table:name="EN" table:base-cell-address="$Feuille1.$A$126" table:cell-range-address="$Feuille1.$A$126"/>
        <table:named-range table:name="ER" table:base-cell-address="$Feuille1.$A$124" table:cell-range-address="$Feuille1.$A$124"/>
        <table:named-range table:name="ES" table:base-cell-address="$Feuille1.$A$120" table:cell-range-address="$Feuille1.$A$120"/>
        <table:named-range table:name="ET" table:base-cell-address="$Feuille1.$A$128" table:cell-range-address="$Feuille1.$A$128"/>
        <table:named-range table:name="EZ" table:base-cell-address="$Feuille1.$A$106" table:cell-range-address="$Feuille1.$A$106"/>
        <table:named-range table:name="FI" table:base-cell-address="$Feuille1.$A$136" table:cell-range-address="$Feuille1.$A$136"/>
        <table:named-range table:name="FJ" table:base-cell-address="$Feuille1.$A$134" table:cell-range-address="$Feuille1.$A$134"/>
        <table:named-range table:name="FK" table:base-cell-address="$Feuille1.$A$130" table:cell-range-address="$Feuille1.$A$130"/>
        <table:named-range table:name="FM" table:base-cell-address="$Feuille1.$A$264" table:cell-range-address="$Feuille1.$A$264"/>
        <table:named-range table:name="FO" table:base-cell-address="$Feuille1.$A$132" table:cell-range-address="$Feuille1.$A$132"/>
        <table:named-range table:name="FP" table:base-cell-address="$Feuille1.$A$140" table:cell-range-address="$Feuille1.$A$140"/>
        <table:named-range table:name="FR" table:base-cell-address="$Feuille1.$A$138" table:cell-range-address="$Feuille1.$A$138"/>
        <table:named-range table:name="GA" table:base-cell-address="$Feuille1.$A$144" table:cell-range-address="$Feuille1.$A$144"/>
        <table:named-range table:name="GB" table:base-cell-address="$Feuille1.$A$142" table:cell-range-address="$Feuille1.$A$142"/>
        <table:named-range table:name="GG" table:base-cell-address="$Feuille1.$A$146" table:cell-range-address="$Feuille1.$A$146"/>
        <table:named-range table:name="GH" table:base-cell-address="$Feuille1.$A$150" table:cell-range-address="$Feuille1.$A$150"/>
        <table:named-range table:name="GI" table:base-cell-address="$Feuille1.$A$152" table:cell-range-address="$Feuille1.$A$152"/>
        <table:named-range table:name="GJ" table:base-cell-address="$Feuille1.$A$158" table:cell-range-address="$Feuille1.$A$158"/>
        <table:named-range table:name="GK" table:base-cell-address="$Feuille1.$A$164" table:cell-range-address="$Feuille1.$A$164"/>
        <table:named-range table:name="GL" table:base-cell-address="$Feuille1.$A$156" table:cell-range-address="$Feuille1.$A$156"/>
        <table:named-range table:name="GM" table:base-cell-address="$Feuille1.$A$148" table:cell-range-address="$Feuille1.$A$148"/>
        <table:named-range table:name="GQ" table:base-cell-address="$Feuille1.$A$160" table:cell-range-address="$Feuille1.$A$160"/>
        <table:named-range table:name="GR" table:base-cell-address="$Feuille1.$A$154" table:cell-range-address="$Feuille1.$A$154"/>
        <table:named-range table:name="GT" table:base-cell-address="$Feuille1.$A$162" table:cell-range-address="$Feuille1.$A$162"/>
        <table:named-range table:name="GV" table:base-cell-address="$Feuille1.$A$166" table:cell-range-address="$Feuille1.$A$166"/>
        <table:named-range table:name="GY" table:base-cell-address="$Feuille1.$A$170" table:cell-range-address="$Feuille1.$A$170"/>
        <table:named-range table:name="HA" table:base-cell-address="$Feuille1.$A$172" table:cell-range-address="$Feuille1.$A$172"/>
        <table:named-range table:name="HK" table:base-cell-address="$Feuille1.$A$176" table:cell-range-address="$Feuille1.$A$176"/>
        <table:named-range table:name="HO" table:base-cell-address="$Feuille1.$A$174" table:cell-range-address="$Feuille1.$A$174"/>
        <table:named-range table:name="HR" table:base-cell-address="$Feuille1.$A$98" table:cell-range-address="$Feuille1.$A$98"/>
        <table:named-range table:name="HU" table:base-cell-address="$Feuille1.$A$178" table:cell-range-address="$Feuille1.$A$178"/>
        <table:named-range table:name="IC" table:base-cell-address="$Feuille1.$A$180" table:cell-range-address="$Feuille1.$A$180"/>
        <table:named-range table:name="ID" table:base-cell-address="$Feuille1.$A$184" table:cell-range-address="$Feuille1.$A$184"/>
        <table:named-range table:name="IM" table:base-cell-address="$Feuille1.$A$192" table:cell-range-address="$Feuille1.$A$192"/>
        <table:named-range table:name="IN" table:base-cell-address="$Feuille1.$A$182" table:cell-range-address="$Feuille1.$A$182"/>
        <table:named-range table:name="IR" table:base-cell-address="$Feuille1.$A$186" table:cell-range-address="$Feuille1.$A$186"/>
        <table:named-range table:name="IS" table:base-cell-address="$Feuille1.$A$194" table:cell-range-address="$Feuille1.$A$194"/>
        <table:named-range table:name="IT" table:base-cell-address="$Feuille1.$A$196" table:cell-range-address="$Feuille1.$A$196"/>
        <table:named-range table:name="IV" table:base-cell-address="$Feuille1.$A$96" table:cell-range-address="$Feuille1.$A$96"/>
        <table:named-range table:name="IZ" table:base-cell-address="$Feuille1.$A$188" table:cell-range-address="$Feuille1.$A$188"/>
        <table:named-range table:name="JA" table:base-cell-address="$Feuille1.$A$200" table:cell-range-address="$Feuille1.$A$200"/>
        <table:named-range table:name="JE" table:base-cell-address="$Feuille1.$A$202" table:cell-range-address="$Feuille1.$A$202"/>
        <table:named-range table:name="JM" table:base-cell-address="$Feuille1.$A$198" table:cell-range-address="$Feuille1.$A$198"/>
        <table:named-range table:name="JO" table:base-cell-address="$Feuille1.$A$204" table:cell-range-address="$Feuille1.$A$204"/>
        <table:named-range table:name="KE" table:base-cell-address="$Feuille1.$A$208" table:cell-range-address="$Feuille1.$A$208"/>
        <table:named-range table:name="KG" table:base-cell-address="$Feuille1.$A$220" table:cell-range-address="$Feuille1.$A$220"/>
        <table:named-range table:name="KN" table:base-cell-address="$Feuille1.$A$212" table:cell-range-address="$Feuille1.$A$212"/>
        <table:named-range table:name="KR" table:base-cell-address="$Feuille1.$A$210" table:cell-range-address="$Feuille1.$A$210"/>
        <table:named-range table:name="KS" table:base-cell-address="$Feuille1.$A$214" table:cell-range-address="$Feuille1.$A$214"/>
        <table:named-range table:name="KU" table:base-cell-address="$Feuille1.$A$218" table:cell-range-address="$Feuille1.$A$218"/>
        <table:named-range table:name="KV" table:base-cell-address="$Feuille1.$A$216" table:cell-range-address="$Feuille1.$A$216"/>
        <table:named-range table:name="KZ" table:base-cell-address="$Feuille1.$A$206" table:cell-range-address="$Feuille1.$A$206"/>
        <table:named-range table:name="LA" table:base-cell-address="$Feuille1.$A$222" table:cell-range-address="$Feuille1.$A$222"/>
        <table:named-range table:name="LE" table:base-cell-address="$Feuille1.$A$226" table:cell-range-address="$Feuille1.$A$226"/>
        <table:named-range table:name="LG" table:base-cell-address="$Feuille1.$A$224" table:cell-range-address="$Feuille1.$A$224"/>
        <table:named-range table:name="LH" table:base-cell-address="$Feuille1.$A$236" table:cell-range-address="$Feuille1.$A$236"/>
        <table:named-range table:name="LI" table:base-cell-address="$Feuille1.$A$230" table:cell-range-address="$Feuille1.$A$230"/>
        <table:named-range table:name="LO" table:base-cell-address="$Feuille1.$A$350" table:cell-range-address="$Feuille1.$A$350"/>
        <table:named-range table:name="LS" table:base-cell-address="$Feuille1.$A$234" table:cell-range-address="$Feuille1.$A$234"/>
        <table:named-range table:name="LT" table:base-cell-address="$Feuille1.$A$228" table:cell-range-address="$Feuille1.$A$228"/>
        <table:named-range table:name="LU" table:base-cell-address="$Feuille1.$A$238" table:cell-range-address="$Feuille1.$A$238"/>
        <table:named-range table:name="LY" table:base-cell-address="$Feuille1.$A$232" table:cell-range-address="$Feuille1.$A$232"/>
        <table:named-range table:name="MA" table:base-cell-address="$Feuille1.$A$244" table:cell-range-address="$Feuille1.$A$244"/>
        <table:named-range table:name="MC" table:base-cell-address="$Feuille1.$A$240" table:cell-range-address="$Feuille1.$A$240"/>
        <table:named-range table:name="MD" table:base-cell-address="$Feuille1.$A$266" table:cell-range-address="$Feuille1.$A$266"/>
        <table:named-range table:name="MG" table:base-cell-address="$Feuille1.$A$268" table:cell-range-address="$Feuille1.$A$268"/>
        <table:named-range table:name="MI" table:base-cell-address="$Feuille1.$A$246" table:cell-range-address="$Feuille1.$A$246"/>
        <table:named-range table:name="MK" table:base-cell-address="$Feuille1.$A$242" table:cell-range-address="$Feuille1.$A$242"/>
        <table:named-range table:name="ML" table:base-cell-address="$Feuille1.$A$252" table:cell-range-address="$Feuille1.$A$252"/>
        <table:named-range table:name="MO" table:base-cell-address="$Feuille1.$A$270" table:cell-range-address="$Feuille1.$A$270"/>
        <table:named-range table:name="MP" table:base-cell-address="$Feuille1.$A$260" table:cell-range-address="$Feuille1.$A$260"/>
        <table:named-range table:name="MR" table:base-cell-address="$Feuille1.$A$258" table:cell-range-address="$Feuille1.$A$258"/>
        <table:named-range table:name="MT" table:base-cell-address="$Feuille1.$A$254" table:cell-range-address="$Feuille1.$A$254"/>
        <table:named-range table:name="MU" table:base-cell-address="$Feuille1.$A$296" table:cell-range-address="$Feuille1.$A$296"/>
        <table:named-range table:name="MV" table:base-cell-address="$Feuille1.$A$250" table:cell-range-address="$Feuille1.$A$250"/>
        <table:named-range table:name="MX" table:base-cell-address="$Feuille1.$A$262" table:cell-range-address="$Feuille1.$A$262"/>
        <table:named-range table:name="MY" table:base-cell-address="$Feuille1.$A$248" table:cell-range-address="$Feuille1.$A$248"/>
        <table:named-range table:name="MZ" table:base-cell-address="$Feuille1.$A$272" table:cell-range-address="$Feuille1.$A$272"/>
        <table:named-range table:name="NC" table:base-cell-address="$Feuille1.$A$280" table:cell-range-address="$Feuille1.$A$280"/>
        <table:named-range table:name="NE" table:base-cell-address="$Feuille1.$A$290" table:cell-range-address="$Feuille1.$A$290"/>
        <table:named-range table:name="NG" table:base-cell-address="$Feuille1.$A$286" table:cell-range-address="$Feuille1.$A$286"/>
        <table:named-range table:name="NH" table:base-cell-address="$Feuille1.$A$410" table:cell-range-address="$Feuille1.$A$410"/>
        <table:named-range table:name="NI" table:base-cell-address="$Feuille1.$A$288" table:cell-range-address="$Feuille1.$A$288"/>
        <table:named-range table:name="NL" table:base-cell-address="$Feuille1.$A$278" table:cell-range-address="$Feuille1.$A$278"/>
        <table:named-range table:name="NO" table:base-cell-address="$Feuille1.$A$294" table:cell-range-address="$Feuille1.$A$294"/>
        <table:named-range table:name="NP" table:base-cell-address="$Feuille1.$A$276" table:cell-range-address="$Feuille1.$A$276"/>
        <table:named-range table:name="NS" table:base-cell-address="$Feuille1.$A$364" table:cell-range-address="$Feuille1.$A$364"/>
        <table:named-range table:name="NU" table:base-cell-address="$Feuille1.$A$284" table:cell-range-address="$Feuille1.$A$284"/>
        <table:named-range table:name="NZ" table:base-cell-address="$Feuille1.$A$282" table:cell-range-address="$Feuille1.$A$282"/>
        <table:named-range table:name="PA" table:base-cell-address="$Feuille1.$A$306" table:cell-range-address="$Feuille1.$A$306"/>
        <table:named-range table:name="PE" table:base-cell-address="$Feuille1.$A$308" table:cell-range-address="$Feuille1.$A$308"/>
        <table:named-range table:name="PK" table:base-cell-address="$Feuille1.$A$298" table:cell-range-address="$Feuille1.$A$298"/>
        <table:named-range table:name="PL" table:base-cell-address="$Feuille1.$A$312" table:cell-range-address="$Feuille1.$A$312"/>
        <table:named-range table:name="PM" table:base-cell-address="$Feuille1.$A$302" table:cell-range-address="$Feuille1.$A$302"/>
        <table:named-range table:name="PO" table:base-cell-address="$Feuille1.$A$314" table:cell-range-address="$Feuille1.$A$314"/>
        <table:named-range table:name="PP" table:base-cell-address="$Feuille1.$A$304" table:cell-range-address="$Feuille1.$A$304"/>
        <table:named-range table:name="PS" table:base-cell-address="$Feuille1.$A$300" table:cell-range-address="$Feuille1.$A$300"/>
        <table:named-range table:name="PU" table:base-cell-address="$Feuille1.$A$168" table:cell-range-address="$Feuille1.$A$168"/>
        <table:named-range table:name="QA" table:base-cell-address="$Feuille1.$A$318" table:cell-range-address="$Feuille1.$A$318"/>
        <table:named-range table:name="RI" table:base-cell-address="$Feuille1.$A$342" table:cell-range-address="$Feuille1.$A$342"/>
        <table:named-range table:name="RM" table:base-cell-address="$Feuille1.$A$256" table:cell-range-address="$Feuille1.$A$256"/>
        <table:named-range table:name="RO" table:base-cell-address="$Feuille1.$A$320" table:cell-range-address="$Feuille1.$A$320"/>
        <table:named-range table:name="RP" table:base-cell-address="$Feuille1.$A$310" table:cell-range-address="$Feuille1.$A$310"/>
        <table:named-range table:name="RQ" table:base-cell-address="$Feuille1.$A$316" table:cell-range-address="$Feuille1.$A$316"/>
        <table:named-range table:name="RS" table:base-cell-address="$Feuille1.$A$322" table:cell-range-address="$Feuille1.$A$322"/>
        <table:named-range table:name="RW" table:base-cell-address="$Feuille1.$A$324" table:cell-range-address="$Feuille1.$A$324"/>
        <table:named-range table:name="SA" table:base-cell-address="$Feuille1.$A$338" table:cell-range-address="$Feuille1.$A$338"/>
        <table:named-range table:name="SC" table:base-cell-address="$Feuille1.$A$326" table:cell-range-address="$Feuille1.$A$326"/>
        <table:named-range table:name="SE" table:base-cell-address="$Feuille1.$A$344" table:cell-range-address="$Feuille1.$A$344"/>
        <table:named-range table:name="SF" table:base-cell-address="$Feuille1.$A$356" table:cell-range-address="$Feuille1.$A$356"/>
        <table:named-range table:name="SG" table:base-cell-address="$Feuille1.$A$340" table:cell-range-address="$Feuille1.$A$340"/>
        <table:named-range table:name="SI" table:base-cell-address="$Feuille1.$A$352" table:cell-range-address="$Feuille1.$A$352"/>
        <table:named-range table:name="SL" table:base-cell-address="$Feuille1.$A$346" table:cell-range-address="$Feuille1.$A$346"/>
        <table:named-range table:name="SM" table:base-cell-address="$Feuille1.$A$334" table:cell-range-address="$Feuille1.$A$334"/>
        <table:named-range table:name="SN" table:base-cell-address="$Feuille1.$A$348" table:cell-range-address="$Feuille1.$A$348"/>
        <table:named-range table:name="SP" table:base-cell-address="$Feuille1.$A$358" table:cell-range-address="$Feuille1.$A$358"/>
        <table:named-range table:name="ST" table:base-cell-address="$Feuille1.$A$328" table:cell-range-address="$Feuille1.$A$328"/>
        <table:named-range table:name="SU" table:base-cell-address="$Feuille1.$A$362" table:cell-range-address="$Feuille1.$A$362"/>
        <table:named-range table:name="SW" table:base-cell-address="$Feuille1.$A$368" table:cell-range-address="$Feuille1.$A$368"/>
        <table:named-range table:name="SY" table:base-cell-address="$Feuille1.$A$372" table:cell-range-address="$Feuille1.$A$372"/>
        <table:named-range table:name="SZ" table:base-cell-address="$Feuille1.$A$370" table:cell-range-address="$Feuille1.$A$370"/>
        <table:named-range table:name="TD" table:base-cell-address="$Feuille1.$A$386" table:cell-range-address="$Feuille1.$A$386"/>
        <table:named-range table:name="TH" table:base-cell-address="$Feuille1.$A$380" table:cell-range-address="$Feuille1.$A$380"/>
        <table:named-range table:name="TI" table:base-cell-address="$Feuille1.$A$376" table:cell-range-address="$Feuille1.$A$376"/>
        <table:named-range table:name="TN" table:base-cell-address="$Feuille1.$A$384" table:cell-range-address="$Feuille1.$A$384"/>
        <table:named-range table:name="TO" table:base-cell-address="$Feuille1.$A$382" table:cell-range-address="$Feuille1.$A$382"/>
        <table:named-range table:name="TP" table:base-cell-address="$Feuille1.$A$336" table:cell-range-address="$Feuille1.$A$336"/>
        <table:named-range table:name="TS" table:base-cell-address="$Feuille1.$A$388" table:cell-range-address="$Feuille1.$A$388"/>
        <table:named-range table:name="TU" table:base-cell-address="$Feuille1.$A$390" table:cell-range-address="$Feuille1.$A$390"/>
        <table:named-range table:name="TV" table:base-cell-address="$Feuille1.$A$394" table:cell-range-address="$Feuille1.$A$394"/>
        <table:named-range table:name="TW" table:base-cell-address="$Feuille1.$A$374" table:cell-range-address="$Feuille1.$A$374"/>
        <table:named-range table:name="TX" table:base-cell-address="$Feuille1.$A$392" table:cell-range-address="$Feuille1.$A$392"/>
        <table:named-range table:name="TZ" table:base-cell-address="$Feuille1.$A$378" table:cell-range-address="$Feuille1.$A$378"/>
        <table:named-range table:name="UG" table:base-cell-address="$Feuille1.$A$396" table:cell-range-address="$Feuille1.$A$396"/>
        <table:named-range table:name="UK" table:base-cell-address="$Feuille1.$A$402" table:cell-range-address="$Feuille1.$A$402"/>
        <table:named-range table:name="UP" table:base-cell-address="$Feuille1.$A$398" table:cell-range-address="$Feuille1.$A$398"/>
        <table:named-range table:name="US" table:base-cell-address="$Feuille1.$A$404" table:cell-range-address="$Feuille1.$A$404"/>
        <table:named-range table:name="UV" table:base-cell-address="$Feuille1.$A$60" table:cell-range-address="$Feuille1.$A$60"/>
        <table:named-range table:name="UY" table:base-cell-address="$Feuille1.$A$406" table:cell-range-address="$Feuille1.$A$406"/>
        <table:named-range table:name="UZ" table:base-cell-address="$Feuille1.$A$408" table:cell-range-address="$Feuille1.$A$408"/>
        <table:named-range table:name="VC" table:base-cell-address="$Feuille1.$A$330" table:cell-range-address="$Feuille1.$A$330"/>
        <table:named-range table:name="VE" table:base-cell-address="$Feuille1.$A$412" table:cell-range-address="$Feuille1.$A$412"/>
        <table:named-range table:name="VI" table:base-cell-address="$Feuille1.$A$54" table:cell-range-address="$Feuille1.$A$54"/>
        <table:named-range table:name="VM" table:base-cell-address="$Feuille1.$A$414" table:cell-range-address="$Feuille1.$A$414"/>
        <table:named-range table:name="WA" table:base-cell-address="$Feuille1.$A$274" table:cell-range-address="$Feuille1.$A$274"/>
        <table:named-range table:name="WE" table:base-cell-address="$Feuille1.$A$416" table:cell-range-address="$Feuille1.$A$416"/>
        <table:named-range table:name="WS" table:base-cell-address="$Feuille1.$A$332" table:cell-range-address="$Feuille1.$A$332"/>
        <table:named-range table:name="WZ" table:base-cell-address="$Feuille1.$A$366" table:cell-range-address="$Feuille1.$A$366"/>
        <table:named-range table:name="XX" table:base-cell-address="$Feuille1.$A$418" table:cell-range-address="$Feuille1.$A$418"/>
        <table:named-range table:name="YM" table:base-cell-address="$Feuille1.$A$420" table:cell-range-address="$Feuille1.$A$420"/>
        <table:named-range table:name="ZA" table:base-cell-address="$Feuille1.$A$422" table:cell-range-address="$Feuille1.$A$422"/>
        <table:named-range table:name="ZI" table:base-cell-address="$Feuille1.$A$424" table:cell-range-address="$Feuille1.$A$4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3:26:45.285000000</meta:creation-date>
    <dc:date>2023-07-14T13:28:24.392000000</dc:date>
    <meta:editing-duration>PT1M39S</meta:editing-duration>
    <meta:editing-cycles>1</meta:editing-cycles>
    <meta:document-statistic meta:table-count="1" meta:cell-count="1061" meta:object-count="0"/>
    <meta:generator>LibreOffice/6.2.4.2$Windows_X86_64 LibreOffice_project/2412653d852ce75f65fbfa83fb7e7b669a126d64</meta:generator>
  </office:meta>
</office:document-meta>
</file>